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Abyssinica SIL" svg:font-family="'Abyssinica SIL'" style:font-pitch="variable"/>
    <style:font-face style:name="Chandas" svg:font-family="Chandas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handas" officeooo:rsid="000790a8" officeooo:paragraph-rsid="000790a8"/>
    </style:style>
    <style:style style:name="P2" style:family="paragraph" style:parent-style-name="Standard">
      <style:paragraph-properties fo:line-height="200%"/>
      <style:text-properties style:font-name="DejaVu Sans" officeooo:rsid="000790a8" officeooo:paragraph-rsid="000790a8"/>
    </style:style>
    <style:style style:name="P3" style:family="paragraph" style:parent-style-name="Standard">
      <style:paragraph-properties fo:line-height="200%"/>
      <style:text-properties style:font-name="Ubuntu Light1" officeooo:rsid="000790a8" officeooo:paragraph-rsid="000790a8"/>
    </style:style>
    <style:style style:name="P4" style:family="paragraph" style:parent-style-name="Standard">
      <style:paragraph-properties fo:line-height="200%"/>
      <style:text-properties style:font-name="Ubuntu Light1" fo:font-weight="normal" officeooo:rsid="000790a8" officeooo:paragraph-rsid="000790a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BC 123 <text:s/></text:span><text:span text:style-name="T1"><text:s text:c="4"/>ABC 123 <text:s text:c="6"/></text:span><text:span text:style-name="T2"><text:s/></text:span><text:span text:style-name="T4">ABC 123</text:span><text:span text:style-name="T5"> <text:s text:c="5"/>ABC 123</text:span><text:span text:style-name="T1"> <text:s text:c="7"/></text:span></text:p>
      <text:p text:style-name="P1"><text:span text:style-name="T2">SDF 456 </text:span><text:span text:style-name="T1"><text:s text:c="5"/>SDF 456 <text:s text:c="7"/></text:span><text:span text:style-name="T4">SDF 456 </text:span><text:span text:style-name="T5"><text:s text:c="5"/>SDF 456</text:span></text:p>
      <text:p text:style-name="P1"><text:span text:style-name="T2">YNA 353 </text:span><text:span text:style-name="T1"><text:s text:c="5"/>YNA 353 <text:s text:c="7"/></text:span><text:span text:style-name="T4">YNA 353 </text:span><text:span text:style-name="T5"><text:s text:c="5"/>YNA 353</text:span></text:p>
      <text:p text:style-name="P1">NDS - 432 <text:s text:c="5"/><text:span text:style-name="T1">NDS - 432 <text:s text:c="7"/></text:span><text:span text:style-name="T4">NDS - 432 </text:span><text:span text:style-name="T5"><text:s text:c="5"/>NDS - 432</text:span></text:p>
      <text:p text:style-name="P1">GHF - 987 <text:s text:c="5"/><text:span text:style-name="T1">GHF - 987 <text:s text:c="5"/></text:span><text:span text:style-name="T2"><text:s text:c="2"/></text:span><text:span text:style-name="T4">GHF - 987</text:span><text:span text:style-name="T5"> <text:s text:c="5"/>GHF - 987</text:span></text:p>
      <text:p text:style-name="P1">SHF - 634 <text:s text:c="5"/><text:span text:style-name="T1">SHF - 634 <text:s text:c="7"/></text:span><text:span text:style-name="T4">SHF - 634 <text:s text:c="5"/></text:span><text:span text:style-name="T5">SHF – 634</text:span></text:p>
      <text:p text:style-name="P2"><text:span text:style-name="T2">ABC 123</text:span><text:span text:style-name="T1"> <text:s text:c="5"/>ABC 123 <text:s text:c="6"/></text:span><text:span text:style-name="T2"><text:s/></text:span><text:span text:style-name="T4">ABC 123</text:span><text:span text:style-name="T5"> <text:s text:c="5"/>ABC 123</text:span><text:span text:style-name="T1"> <text:s text:c="7"/></text:span></text:p>
      <text:p text:style-name="P2"><text:span text:style-name="T2">SDF 456 </text:span><text:span text:style-name="T1"><text:s text:c="5"/>SDF 456 <text:s text:c="7"/></text:span><text:span text:style-name="T4">SDF 456 </text:span><text:span text:style-name="T5"><text:s text:c="5"/>SDF 456</text:span></text:p>
      <text:p text:style-name="P2"><text:span text:style-name="T2">YNA 353</text:span><text:span text:style-name="T1"> <text:s text:c="5"/>YNA 353 <text:s text:c="7"/></text:span><text:span text:style-name="T4">YNA 353 </text:span><text:span text:style-name="T5"><text:s text:c="5"/>YNA 353</text:span></text:p>
      <text:p text:style-name="P2">NDS - 432 <text:s text:c="3"/><text:span text:style-name="T1">NDS - 432 <text:s text:c="5"/></text:span><text:span text:style-name="T4">NDS - 432 </text:span><text:span text:style-name="T5"><text:s text:c="3"/>NDS - 432</text:span></text:p>
      <text:p text:style-name="P2">GHF - 987 <text:s text:c="3"/><text:span text:style-name="T1">GHF - 987 <text:s text:c="5"/></text:span><text:span text:style-name="T4">GHF - 987</text:span><text:span text:style-name="T5"> <text:s text:c="4"/>GHF - 987</text:span></text:p>
      <text:p text:style-name="P2"><text:span text:style-name="T4">SHF - 634 </text:span><text:span text:style-name="T5"><text:s text:c="6"/>SHF - 634 <text:s text:c="11"/></text:span><text:span text:style-name="T4">SHF - 634 <text:s text:c="4"/></text:span><text:span text:style-name="T5">SHF – 634</text:span></text:p>
      <text:p text:style-name="P3"><text:span text:style-name="T2">ABC 123 </text:span><text:span text:style-name="T1"><text:s text:c="5"/>ABC 123 <text:s text:c="6"/></text:span><text:span text:style-name="T2"><text:s/></text:span><text:span text:style-name="T4">ABC 123</text:span><text:span text:style-name="T5"> <text:s text:c="5"/>ABC 123</text:span><text:span text:style-name="T1"> <text:s text:c="7"/></text:span></text:p>
      <text:p text:style-name="P3"><text:span text:style-name="T2">SDF 456</text:span><text:span text:style-name="T1"> <text:s text:c="5"/>SDF 456 <text:s text:c="7"/></text:span><text:span text:style-name="T4">SDF 456 </text:span><text:span text:style-name="T5"><text:s text:c="5"/>SDF 456</text:span></text:p>
      <text:p text:style-name="P3"><text:span text:style-name="T2">YNA 353 </text:span><text:span text:style-name="T1"><text:s text:c="5"/>YNA 353 <text:s text:c="7"/></text:span><text:span text:style-name="T4">YNA 353 </text:span><text:span text:style-name="T5"><text:s text:c="5"/>YNA 353</text:span></text:p>
      <text:p text:style-name="P3">NDS - 432 <text:s text:c="5"/><text:span text:style-name="T1">NDS - 432 <text:s text:c="7"/></text:span><text:span text:style-name="T4">NDS - 432 </text:span><text:span text:style-name="T5"><text:s text:c="5"/>NDS - 432</text:span></text:p>
      <text:p text:style-name="P3">GHF - 987 <text:s text:c="5"/><text:span text:style-name="T1">GHF - 987 <text:s text:c="5"/></text:span><text:span text:style-name="T2"><text:s text:c="2"/></text:span><text:span text:style-name="T4">GHF - 987</text:span><text:span text:style-name="T5"> <text:s text:c="5"/>GHF - 987</text:span></text:p>
      <text:p text:style-name="P4"><text:span text:style-name="T3">SHF - 634 <text:s text:c="9"/></text:span><text:span text:style-name="T5">SHF - 634 <text:s text:c="11"/></text:span><text:span text:style-name="T3">SHF - 634 <text:s text:c="5"/></text:span><text:span text:style-name="T5">SHF - 63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Mono" svg:font-family="'Noto Mono'" style:font-pitch="fixed"/>
    <style:font-face style:name="Abyssinica SIL" svg:font-family="'Abyssinica SIL'" style:font-pitch="variable"/>
    <style:font-face style:name="Chandas" svg:font-family="Chandas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21:14:40.375488952</meta:creation-date>
    <meta:print-date>2020-09-02T21:24:03.507507123</meta:print-date>
    <dc:date>2020-09-02T21:25:34.688711676</dc:date>
    <meta:editing-duration>PT44S</meta:editing-duration>
    <meta:editing-cycles>1</meta:editing-cycles>
    <meta:document-statistic meta:table-count="0" meta:image-count="0" meta:object-count="0" meta:page-count="1" meta:paragraph-count="18" meta:word-count="178" meta:character-count="961" meta:non-whitespace-character-count="468"/>
    <meta:generator>LibreOffice/6.0.7.3$Linux_X86_64 LibreOffice_project/00m0$Build-3</meta:generator>
  </office:meta>
</office:document-meta>
</file>